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Arial, sans-serif"/>
    <style:font-face style:name="Open Sans" svg:font-family="'Open Sans', Aria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22pt" style:font-size-asian="22pt" style:font-size-complex="22pt"/>
    </style:style>
    <style:style style:name="P2" style:family="paragraph" style:parent-style-name="Standard">
      <style:paragraph-properties fo:text-align="justify" style:justify-single-word="false"/>
      <style:text-properties style:font-name="Arial" fo:font-size="22pt" officeooo:rsid="00195a35" style:font-size-asian="22pt" style:font-size-complex="22pt"/>
    </style:style>
    <style:style style:name="P3" style:family="paragraph" style:parent-style-name="Standard">
      <style:paragraph-properties fo:text-align="justify" style:justify-single-word="false"/>
      <style:text-properties style:font-name="Arial" fo:font-size="22pt" officeooo:rsid="00195a35" officeooo:paragraph-rsid="001b3421" style:font-size-asian="22pt" style:font-size-complex="22pt"/>
    </style:style>
    <style:style style:name="P4" style:family="paragraph" style:parent-style-name="Standard">
      <style:paragraph-properties fo:text-align="justify" style:justify-single-word="false"/>
      <style:text-properties style:font-name="Arial" fo:font-size="22pt" officeooo:rsid="00195a35" officeooo:paragraph-rsid="001d1717" style:font-size-asian="22pt" style:font-size-complex="22pt"/>
    </style:style>
    <style:style style:name="P5" style:family="paragraph" style:parent-style-name="Standard">
      <style:paragraph-properties fo:text-align="justify" style:justify-single-word="false"/>
      <style:text-properties style:font-name="Arial" fo:font-size="22pt" style:font-size-asian="22pt" style:font-size-complex="22pt"/>
    </style:style>
    <style:style style:name="P6" style:family="paragraph" style:parent-style-name="Standard">
      <style:paragraph-properties fo:text-align="justify" style:justify-single-word="false"/>
      <style:text-properties style:font-name="Arial" fo:font-size="22pt" officeooo:paragraph-rsid="001b3421" style:font-size-asian="22pt" style:font-size-complex="22pt"/>
    </style:style>
    <style:style style:name="P7" style:family="paragraph" style:parent-style-name="Standard">
      <style:paragraph-properties fo:text-align="justify" style:justify-single-word="false"/>
      <style:text-properties style:font-name="Arial" fo:font-size="22pt" officeooo:paragraph-rsid="00268134" style:font-size-asian="22pt" style:font-size-complex="22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10" style:family="paragraph" style:parent-style-name="Standard">
      <style:paragraph-properties fo:text-align="justify" style:justify-single-word="false"/>
      <style:text-properties style:font-name="Arial" fo:font-size="22pt" officeooo:rsid="0022a584" officeooo:paragraph-rsid="0022a584" style:font-size-asian="22pt" style:font-size-complex="22pt"/>
    </style:style>
    <style:style style:name="P11" style:family="paragraph" style:parent-style-name="Standard">
      <style:paragraph-properties fo:text-align="justify" style:justify-single-word="false"/>
      <style:text-properties style:font-name="Arial" fo:font-size="22pt" officeooo:rsid="0023a44c" officeooo:paragraph-rsid="0023a44c" style:font-size-asian="22pt" style:font-size-complex="22pt"/>
    </style:style>
    <style:style style:name="P12" style:family="paragraph" style:parent-style-name="Standard">
      <style:paragraph-properties fo:text-align="justify" style:justify-single-word="false"/>
      <style:text-properties style:font-name="Arial" fo:font-size="22pt" officeooo:rsid="00287911" officeooo:paragraph-rsid="00287911" style:font-size-asian="22pt" style:font-size-complex="22pt"/>
    </style:style>
    <style:style style:name="P13" style:family="paragraph" style:parent-style-name="Standard">
      <style:paragraph-properties fo:text-align="justify" style:justify-single-word="false"/>
      <style:text-properties style:font-name="Arial" fo:font-size="22pt" officeooo:rsid="00287911" officeooo:paragraph-rsid="002cb1ef" style:font-size-asian="22pt" style:font-size-complex="22pt"/>
    </style:style>
    <style:style style:name="P14" style:family="paragraph" style:parent-style-name="Standard">
      <style:paragraph-properties fo:text-align="justify" style:justify-single-word="false"/>
      <style:text-properties style:font-name="Arial" fo:font-size="22pt" officeooo:rsid="00287911" officeooo:paragraph-rsid="0036a077" style:font-size-asian="22pt" style:font-size-complex="22pt"/>
    </style:style>
    <style:style style:name="P15" style:family="paragraph" style:parent-style-name="Standard">
      <style:paragraph-properties fo:text-align="justify" style:justify-single-word="false"/>
      <style:text-properties style:font-name="Arial" fo:font-size="22pt" officeooo:rsid="00287911" officeooo:paragraph-rsid="004536bf" style:font-size-asian="22pt" style:font-size-complex="22pt"/>
    </style:style>
    <style:style style:name="P16" style:family="paragraph" style:parent-style-name="Standard">
      <style:paragraph-properties fo:text-align="justify" style:justify-single-word="false"/>
      <style:text-properties style:font-name="Arial" fo:font-size="22pt" officeooo:rsid="003baeb3" officeooo:paragraph-rsid="003baeb3" style:font-size-asian="22pt" style:font-size-complex="22pt"/>
    </style:style>
    <style:style style:name="P17" style:family="paragraph" style:parent-style-name="Standard">
      <style:paragraph-properties fo:text-align="justify" style:justify-single-word="false"/>
      <style:text-properties style:font-name="Arial" fo:font-size="22pt" officeooo:rsid="002cb1ef" officeooo:paragraph-rsid="002cb1ef" style:font-size-asian="22pt" style:font-size-complex="22pt"/>
    </style:style>
    <style:style style:name="P18" style:family="paragraph" style:parent-style-name="Standard">
      <style:paragraph-properties fo:text-align="justify" style:justify-single-word="false"/>
      <style:text-properties style:font-name="Arial" fo:font-size="22pt" officeooo:rsid="003cc91a" officeooo:paragraph-rsid="004867e1" style:font-size-asian="22pt" style:font-size-complex="22pt"/>
    </style:style>
    <style:style style:name="P19" style:family="paragraph" style:parent-style-name="Standard">
      <style:paragraph-properties fo:text-align="justify" style:justify-single-word="false"/>
      <style:text-properties style:font-name="Arial" fo:font-size="22pt" officeooo:rsid="003d761a" officeooo:paragraph-rsid="004867e1" style:font-size-asian="22pt" style:font-size-complex="22pt"/>
    </style:style>
    <style:style style:name="P20" style:family="paragraph" style:parent-style-name="Standard">
      <style:paragraph-properties fo:text-align="justify" style:justify-single-word="false"/>
      <style:text-properties style:font-name="Arial" fo:font-size="22pt" officeooo:rsid="00405990" officeooo:paragraph-rsid="00423902" style:font-size-asian="22pt" style:font-size-complex="22pt"/>
    </style:style>
    <style:style style:name="P21"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22"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23" style:family="paragraph" style:parent-style-name="Standard">
      <style:paragraph-properties fo:text-align="center" style:justify-single-word="false"/>
      <style:text-properties style:font-name="Arial" fo:font-size="22pt" officeooo:rsid="0043ec83" officeooo:paragraph-rsid="004536bf" style:font-size-asian="22pt" style:font-size-complex="22pt"/>
    </style:style>
    <style:style style:name="P24" style:family="paragraph" style:parent-style-name="Standard">
      <style:paragraph-properties fo:text-align="justify" style:justify-single-word="false"/>
      <style:text-properties style:font-name="Arial" fo:font-size="22pt" officeooo:rsid="0043ec83" officeooo:paragraph-rsid="004536bf" style:font-size-asian="22pt" style:font-size-complex="22pt"/>
    </style:style>
    <style:style style:name="P25" style:family="paragraph" style:parent-style-name="Standard">
      <style:paragraph-properties fo:text-align="justify" style:justify-single-word="false"/>
      <style:text-properties style:font-name="Arial" fo:font-size="22pt" officeooo:rsid="00490adc" officeooo:paragraph-rsid="00490adc" style:font-size-asian="22pt" style:font-size-complex="22pt"/>
    </style:style>
    <style:style style:name="P26"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27" style:family="paragraph" style:parent-style-name="Standard">
      <style:paragraph-properties fo:text-align="justify" style:justify-single-word="false"/>
      <style:text-properties style:font-name="Arial" fo:font-size="22pt" officeooo:rsid="004e130f" officeooo:paragraph-rsid="004f93a8" style:font-size-asian="22pt" style:font-size-complex="22pt"/>
    </style:style>
    <style:style style:name="P28" style:family="paragraph" style:parent-style-name="Standard">
      <style:paragraph-properties fo:text-align="justify" style:justify-single-word="false"/>
      <style:text-properties style:font-name="Arial" fo:font-size="22pt" officeooo:rsid="004f93a8" officeooo:paragraph-rsid="004f93a8" style:font-size-asian="22pt" style:font-size-complex="22pt"/>
    </style:style>
    <style:style style:name="P29" style:family="paragraph" style:parent-style-name="Standard">
      <style:paragraph-properties fo:text-align="justify" style:justify-single-word="false"/>
      <style:text-properties style:font-name="Arial" fo:font-size="22pt" officeooo:rsid="004ddc6d" officeooo:paragraph-rsid="004f93a8" style:font-size-asian="22pt" style:font-size-complex="22pt"/>
    </style:style>
    <style:style style:name="P30"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31" style:family="paragraph" style:parent-style-name="Standard">
      <style:paragraph-properties fo:text-align="justify" style:justify-single-word="false"/>
      <style:text-properties style:font-name="Arial" fo:font-size="22pt" officeooo:rsid="0052dccf" officeooo:paragraph-rsid="0052dccf" style:font-size-asian="22pt" style:font-size-complex="22pt"/>
    </style:style>
    <style:style style:name="P32"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33"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34" style:family="paragraph" style:parent-style-name="Standard">
      <style:text-properties style:font-name="Arial" fo:font-size="22pt" officeooo:paragraph-rsid="0053692d" style:font-size-asian="22pt" style:font-size-complex="22pt"/>
    </style:style>
    <style:style style:name="P35" style:family="paragraph" style:parent-style-name="Standard">
      <style:paragraph-properties fo:text-align="center" style:justify-single-word="false" fo:break-before="page"/>
      <style:text-properties style:font-name="Arial" fo:font-size="22pt" officeooo:rsid="00469131" officeooo:paragraph-rsid="00469131" style:font-size-asian="22pt" style:font-size-complex="22pt"/>
    </style:style>
    <style:style style:name="P36" style:family="paragraph" style:parent-style-name="Standard">
      <style:paragraph-properties fo:text-align="center" style:justify-single-word="false" fo:break-before="page"/>
      <style:text-properties style:font-name="Arial" fo:font-size="22pt" officeooo:rsid="0053692d" officeooo:paragraph-rsid="0053692d" style:font-size-asian="22pt" style:font-size-complex="22pt"/>
    </style:style>
    <style:style style:name="P37" style:family="paragraph" style:parent-style-name="Standard">
      <style:paragraph-properties fo:text-align="center" style:justify-single-word="false" fo:break-before="page"/>
      <style:text-properties style:font-name="Arial" fo:font-size="22pt" officeooo:rsid="0053692d" officeooo:paragraph-rsid="00550180" style:font-size-asian="22pt" style:font-size-complex="22pt"/>
    </style:style>
    <style:style style:name="P38" style:family="paragraph" style:parent-style-name="Standard">
      <style:paragraph-properties fo:text-align="center" style:justify-single-word="false" fo:break-before="page"/>
      <style:text-properties style:font-name="Arial" fo:font-size="28pt" officeooo:rsid="0022a584" officeooo:paragraph-rsid="0022a584" style:font-size-asian="28pt" style:font-size-complex="28pt"/>
    </style:style>
    <style:style style:name="P39" style:family="paragraph" style:parent-style-name="Standard">
      <style:paragraph-properties fo:text-align="justify" style:justify-single-word="false"/>
      <style:text-properties style:font-name="Arial" fo:font-size="22pt" fo:font-style="normal" fo:font-weight="normal" officeooo:rsid="0058941d" officeooo:paragraph-rsid="005a0ad7" style:font-size-asian="22pt" style:font-style-asian="normal" style:font-weight-asian="normal" style:font-size-complex="22pt"/>
    </style:style>
    <style:style style:name="P40" style:family="paragraph" style:parent-style-name="Standard">
      <style:paragraph-properties fo:text-align="justify" style:justify-single-word="false"/>
      <style:text-properties style:font-name="Arial" fo:font-size="22pt" fo:font-style="normal" fo:font-weight="normal" officeooo:rsid="0058941d" officeooo:paragraph-rsid="005d502d" style:font-size-asian="22pt" style:font-style-asian="normal" style:font-weight-asian="normal" style:font-size-complex="22pt"/>
    </style:style>
    <style:style style:name="P41" style:family="paragraph" style:parent-style-name="Standard">
      <style:paragraph-properties fo:text-align="justify" style:justify-single-word="false"/>
      <style:text-properties style:font-name="Arial" fo:font-size="22pt" fo:font-style="normal" fo:font-weight="normal" officeooo:rsid="005dddba" officeooo:paragraph-rsid="005dddba" style:font-size-asian="22pt" style:font-style-asian="normal" style:font-weight-asian="normal" style:font-size-complex="22pt"/>
    </style:style>
    <style:style style:name="P42" style:family="paragraph" style:parent-style-name="Standard">
      <style:paragraph-properties fo:text-align="justify" style:justify-single-word="false"/>
      <style:text-properties style:font-name="Arial" fo:font-size="22pt" fo:font-style="normal" fo:font-weight="normal" officeooo:rsid="0060462f" officeooo:paragraph-rsid="006155b8" style:font-size-asian="22pt" style:font-style-asian="normal" style:font-weight-asian="normal" style:font-size-complex="22pt"/>
    </style:style>
    <style:style style:name="P43" style:family="paragraph" style:parent-style-name="Standard">
      <style:paragraph-properties fo:text-align="justify" style:justify-single-word="false"/>
      <style:text-properties style:font-name="Arial" fo:font-size="22pt" fo:font-style="normal" fo:font-weight="normal" officeooo:paragraph-rsid="00a596c8" style:font-size-asian="22pt" style:font-style-asian="normal" style:font-weight-asian="normal" style:font-size-complex="22pt"/>
    </style:style>
    <style:style style:name="P44" style:family="paragraph" style:parent-style-name="Standard">
      <style:paragraph-properties fo:text-align="justify" style:justify-single-word="false"/>
      <style:text-properties style:font-name="Arial" fo:font-size="22pt" fo:font-style="normal" fo:font-weight="normal" officeooo:rsid="00a596c8" officeooo:paragraph-rsid="00a596c8" style:font-size-asian="22pt" style:font-style-asian="normal" style:font-weight-asian="normal" style:font-size-complex="22pt"/>
    </style:style>
    <style:style style:name="P45" style:family="paragraph" style:parent-style-name="Standard">
      <style:paragraph-properties fo:text-align="justify" style:justify-single-word="false"/>
      <style:text-properties style:font-name="Arial" fo:font-size="22pt" officeooo:rsid="0053692d" officeooo:paragraph-rsid="007861de" style:font-size-asian="22pt" style:font-size-complex="22pt"/>
    </style:style>
    <style:style style:name="P46"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47" style:family="paragraph" style:parent-style-name="Standard">
      <style:paragraph-properties fo:text-align="center" style:justify-single-word="false"/>
      <style:text-properties style:font-name="Arial" fo:font-size="22pt" officeooo:rsid="0053692d" officeooo:paragraph-rsid="007cb3a6" style:font-size-asian="22pt" style:font-size-complex="22pt"/>
    </style:style>
    <style:style style:name="P48"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49" style:family="paragraph" style:parent-style-name="Standard">
      <style:paragraph-properties fo:text-align="center" style:justify-single-word="false"/>
      <style:text-properties style:font-name="Arial" fo:font-size="22pt" officeooo:rsid="0053692d" officeooo:paragraph-rsid="007a6534" style:font-size-asian="22pt" style:font-size-complex="22pt"/>
    </style:style>
    <style:style style:name="P50" style:family="paragraph" style:parent-style-name="Standard">
      <style:paragraph-properties fo:text-align="center" style:justify-single-word="false"/>
      <style:text-properties style:font-name="Arial" fo:font-size="22pt" officeooo:rsid="0053692d" officeooo:paragraph-rsid="00963f2b" style:font-size-asian="22pt" style:font-size-complex="22pt"/>
    </style:style>
    <style:style style:name="P51" style:family="paragraph" style:parent-style-name="Standard">
      <style:paragraph-properties fo:text-align="center" style:justify-single-word="false"/>
      <style:text-properties style:font-name="Arial" fo:font-size="22pt" officeooo:rsid="00516126" officeooo:paragraph-rsid="00516126" style:font-size-asian="22pt" style:font-size-complex="22pt"/>
    </style:style>
    <style:style style:name="P52"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53" style:family="paragraph" style:parent-style-name="Standard">
      <style:paragraph-properties fo:text-align="justify" style:justify-single-word="false"/>
      <style:text-properties style:font-name="Arial" fo:font-size="22pt" officeooo:rsid="00516126" officeooo:paragraph-rsid="00acdf17" style:font-size-asian="22pt" style:font-size-complex="22pt"/>
    </style:style>
    <style:style style:name="P54" style:family="paragraph" style:parent-style-name="Standard">
      <style:text-properties style:font-name="Arial" fo:font-size="22pt" officeooo:rsid="00516126" officeooo:paragraph-rsid="0053692d" style:font-size-asian="22pt" style:font-size-complex="22pt"/>
    </style:style>
    <style:style style:name="P55" style:family="paragraph" style:parent-style-name="Standard">
      <style:paragraph-properties fo:text-align="justify" style:justify-single-word="false"/>
      <style:text-properties style:font-name="Arial" fo:font-size="22pt" style:font-size-asian="22pt" style:font-size-complex="22pt"/>
    </style:style>
    <style:style style:name="P56" style:family="paragraph" style:parent-style-name="Standard">
      <style:paragraph-properties fo:text-align="justify" style:justify-single-word="false"/>
      <style:text-properties style:font-name="Arial" fo:font-size="22pt" officeooo:paragraph-rsid="0022a584" style:font-size-asian="22pt" style:font-size-complex="22pt"/>
    </style:style>
    <style:style style:name="P57" style:family="paragraph" style:parent-style-name="Standard">
      <style:paragraph-properties fo:text-align="justify" style:justify-single-word="false"/>
      <style:text-properties style:font-name="Arial" fo:font-size="22pt" officeooo:paragraph-rsid="007f811a" style:font-size-asian="22pt" style:font-size-complex="22pt"/>
    </style:style>
    <style:style style:name="P58" style:family="paragraph" style:parent-style-name="Standard">
      <style:paragraph-properties fo:text-align="justify" style:justify-single-word="false"/>
      <style:text-properties style:font-name="Arial" fo:font-size="22pt" officeooo:paragraph-rsid="00a93a37" style:font-size-asian="22pt" style:font-size-complex="22pt"/>
    </style:style>
    <style:style style:name="P59" style:family="paragraph" style:parent-style-name="Standard">
      <style:paragraph-properties fo:text-align="justify" style:justify-single-word="false"/>
      <style:text-properties style:font-name="Arial" fo:font-size="22pt" officeooo:paragraph-rsid="00aaa338" style:font-size-asian="22pt" style:font-size-complex="22pt"/>
    </style:style>
    <style:style style:name="P60" style:family="paragraph" style:parent-style-name="Standard">
      <style:paragraph-properties fo:text-align="center" style:justify-single-word="false"/>
      <style:text-properties style:font-name="Arial" fo:font-size="22pt" officeooo:rsid="004536bf" officeooo:paragraph-rsid="004536bf" style:font-size-asian="22pt" style:font-size-complex="22pt"/>
    </style:style>
    <style:style style:name="P61" style:family="paragraph" style:parent-style-name="Standard">
      <style:paragraph-properties fo:text-align="center" style:justify-single-word="false"/>
      <style:text-properties style:font-name="Arial" fo:font-size="22pt" officeooo:rsid="00674051" officeooo:paragraph-rsid="00674051" style:font-size-asian="22pt" style:font-size-complex="22pt"/>
    </style:style>
    <style:style style:name="P62"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63"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64"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65" style:family="paragraph" style:parent-style-name="Standard">
      <style:paragraph-properties fo:text-align="justify" style:justify-single-word="false"/>
      <style:text-properties style:font-name="Arial" fo:font-size="22pt" officeooo:rsid="001d1717" officeooo:paragraph-rsid="006a525b" style:font-size-asian="22pt" style:font-size-complex="22pt"/>
    </style:style>
    <style:style style:name="P66" style:family="paragraph" style:parent-style-name="Standard">
      <style:paragraph-properties fo:text-align="justify" style:justify-single-word="false"/>
      <style:text-properties style:font-name="Arial" fo:font-size="22pt" officeooo:rsid="001d1717" officeooo:paragraph-rsid="007d9243" style:font-size-asian="22pt" style:font-size-complex="22pt"/>
    </style:style>
    <style:style style:name="P67" style:family="paragraph" style:parent-style-name="Standard">
      <style:paragraph-properties fo:text-align="justify" style:justify-single-word="false"/>
      <style:text-properties style:font-name="Arial" fo:font-size="22pt" officeooo:rsid="0068e7a2" officeooo:paragraph-rsid="006a525b" style:font-size-asian="22pt" style:font-size-complex="22pt"/>
    </style:style>
    <style:style style:name="P68" style:family="paragraph" style:parent-style-name="Standard">
      <style:paragraph-properties fo:text-align="center" style:justify-single-word="false"/>
      <style:text-properties style:font-name="Arial" fo:font-size="22pt" officeooo:rsid="007a6534" officeooo:paragraph-rsid="007a6534" style:font-size-asian="22pt" style:font-size-complex="22pt"/>
    </style:style>
    <style:style style:name="P69" style:family="paragraph" style:parent-style-name="Standard">
      <style:paragraph-properties fo:text-align="justify" style:justify-single-word="false"/>
      <style:text-properties style:font-name="Arial" fo:font-size="22pt" officeooo:rsid="007a6534" officeooo:paragraph-rsid="007a6534" style:font-size-asian="22pt" style:font-size-complex="22pt"/>
    </style:style>
    <style:style style:name="P70" style:family="paragraph" style:parent-style-name="Standard">
      <style:paragraph-properties fo:text-align="justify" style:justify-single-word="false"/>
      <style:text-properties style:font-name="Arial" fo:font-size="22pt" officeooo:rsid="007b2880" officeooo:paragraph-rsid="007b2880" style:font-size-asian="22pt" style:font-size-complex="22pt"/>
    </style:style>
    <style:style style:name="P71" style:family="paragraph" style:parent-style-name="Standard">
      <style:paragraph-properties fo:text-align="justify" style:justify-single-word="false"/>
      <style:text-properties style:font-name="Arial" fo:font-size="22pt" officeooo:rsid="007cb3a6" officeooo:paragraph-rsid="007cb3a6" style:font-size-asian="22pt" style:font-size-complex="22pt"/>
    </style:style>
    <style:style style:name="P72" style:family="paragraph" style:parent-style-name="Standard">
      <style:paragraph-properties fo:text-align="justify" style:justify-single-word="false"/>
      <style:text-properties style:font-name="Arial" fo:font-size="22pt" officeooo:rsid="007f811a" officeooo:paragraph-rsid="007f811a" style:font-size-asian="22pt" style:font-size-complex="22pt"/>
    </style:style>
    <style:style style:name="P73" style:family="paragraph" style:parent-style-name="Standard">
      <style:paragraph-properties fo:text-align="justify" style:justify-single-word="false"/>
      <style:text-properties style:font-name="Arial" fo:font-size="22pt" officeooo:rsid="0022a584" officeooo:paragraph-rsid="0022a584" style:font-size-asian="22pt" style:font-size-complex="22pt"/>
    </style:style>
    <style:style style:name="P74" style:family="paragraph" style:parent-style-name="Standard">
      <style:paragraph-properties fo:text-align="justify" style:justify-single-word="false"/>
      <style:text-properties style:font-name="Arial" fo:font-size="22pt" officeooo:rsid="00801935" officeooo:paragraph-rsid="00801935" style:font-size-asian="22pt" style:font-size-complex="22pt"/>
    </style:style>
    <style:style style:name="P75" style:family="paragraph" style:parent-style-name="Standard">
      <style:paragraph-properties fo:text-align="justify" style:justify-single-word="false"/>
      <style:text-properties style:font-name="Arial" fo:font-size="22pt" officeooo:rsid="0082ed6b" officeooo:paragraph-rsid="0082ed6b" style:font-size-asian="22pt" style:font-size-complex="22pt"/>
    </style:style>
    <style:style style:name="P76" style:family="paragraph" style:parent-style-name="Standard">
      <style:paragraph-properties fo:text-align="center" style:justify-single-word="false"/>
      <style:text-properties style:font-name="Arial" fo:font-size="22pt" officeooo:rsid="0083f2f0" officeooo:paragraph-rsid="0083f2f0" style:font-size-asian="22pt" style:font-size-complex="22pt"/>
    </style:style>
    <style:style style:name="P77" style:family="paragraph" style:parent-style-name="Standard">
      <style:paragraph-properties fo:text-align="center" style:justify-single-word="false"/>
      <style:text-properties style:font-name="Arial" fo:font-size="22pt" officeooo:rsid="0086e8a3" officeooo:paragraph-rsid="0086e8a3" style:font-size-asian="22pt" style:font-size-complex="22pt"/>
    </style:style>
    <style:style style:name="P78" style:family="paragraph" style:parent-style-name="Standard">
      <style:paragraph-properties fo:text-align="justify" style:justify-single-word="false"/>
      <style:text-properties style:font-name="Arial" fo:font-size="22pt" officeooo:rsid="0086e8a3" officeooo:paragraph-rsid="0086e8a3" style:font-size-asian="22pt" style:font-size-complex="22pt"/>
    </style:style>
    <style:style style:name="P79" style:family="paragraph" style:parent-style-name="Standard">
      <style:text-properties style:font-name="Arial" fo:font-size="22pt" officeooo:rsid="0088c9fd" officeooo:paragraph-rsid="0088c9fd" style:font-size-asian="22pt" style:font-size-complex="22pt"/>
    </style:style>
    <style:style style:name="P80" style:family="paragraph" style:parent-style-name="Standard">
      <style:paragraph-properties fo:text-align="justify" style:justify-single-word="false"/>
      <style:text-properties style:font-name="Arial" fo:font-size="22pt" officeooo:rsid="0088c9fd" officeooo:paragraph-rsid="0088c9fd" style:font-size-asian="22pt" style:font-size-complex="22pt"/>
    </style:style>
    <style:style style:name="P81" style:family="paragraph" style:parent-style-name="Standard">
      <style:paragraph-properties fo:text-align="center" style:justify-single-word="false"/>
      <style:text-properties style:font-name="Arial" fo:font-size="22pt" officeooo:rsid="008d8baf" officeooo:paragraph-rsid="008d8baf" style:font-size-asian="22pt" style:font-size-complex="22pt"/>
    </style:style>
    <style:style style:name="P82" style:family="paragraph" style:parent-style-name="Standard">
      <style:paragraph-properties fo:text-align="center" style:justify-single-word="false"/>
      <style:text-properties style:font-name="Arial" fo:font-size="22pt" officeooo:rsid="0092f196" officeooo:paragraph-rsid="0092f196" style:font-size-asian="22pt" style:font-size-complex="22pt"/>
    </style:style>
    <style:style style:name="P83" style:family="paragraph" style:parent-style-name="Standard">
      <style:paragraph-properties fo:text-align="center" style:justify-single-word="false"/>
      <style:text-properties style:font-name="Arial" fo:font-size="22pt" officeooo:rsid="0095e735" officeooo:paragraph-rsid="0095e735" style:font-size-asian="22pt" style:font-size-complex="22pt"/>
    </style:style>
    <style:style style:name="P84" style:family="paragraph" style:parent-style-name="Standard">
      <style:paragraph-properties fo:text-align="center" style:justify-single-word="false"/>
      <style:text-properties style:font-name="Arial" fo:font-size="22pt" officeooo:rsid="00963f2b" officeooo:paragraph-rsid="00963f2b" style:font-size-asian="22pt" style:font-size-complex="22pt"/>
    </style:style>
    <style:style style:name="P85" style:family="paragraph" style:parent-style-name="Standard">
      <style:paragraph-properties fo:text-align="justify" style:justify-single-word="false"/>
      <style:text-properties style:font-name="Arial" fo:font-size="22pt" officeooo:rsid="0096d051" officeooo:paragraph-rsid="00aaa338" style:font-size-asian="22pt" style:font-size-complex="22pt"/>
    </style:style>
    <style:style style:name="P86" style:family="paragraph" style:parent-style-name="Standard">
      <style:paragraph-properties fo:text-align="justify" style:justify-single-word="false"/>
      <style:text-properties style:font-name="Arial" fo:font-size="22pt" officeooo:rsid="00acdf17" officeooo:paragraph-rsid="00acdf17" style:font-size-asian="22pt" style:font-size-complex="22pt"/>
    </style:style>
    <style:style style:name="P87" style:family="paragraph" style:parent-style-name="Standard">
      <style:paragraph-properties fo:text-align="center" style:justify-single-word="false"/>
      <style:text-properties style:font-name="Arial" fo:font-size="28pt" officeooo:rsid="00674051" officeooo:paragraph-rsid="00674051" style:font-size-asian="28pt" style:font-size-complex="28pt"/>
    </style:style>
    <style:style style:name="P88" style:family="paragraph" style:parent-style-name="Standard">
      <style:paragraph-properties fo:text-align="center" style:justify-single-word="false"/>
      <style:text-properties style:font-name="Arial" fo:font-size="28pt" officeooo:rsid="0068b178" officeooo:paragraph-rsid="0068b178" style:font-size-asian="28pt" style:font-size-complex="28pt"/>
    </style:style>
    <style:style style:name="P89" style:family="paragraph" style:parent-style-name="Standard">
      <style:paragraph-properties fo:text-align="center" style:justify-single-word="false">
        <style:tab-stops>
          <style:tab-stop style:position="8.648cm"/>
        </style:tab-stops>
      </style:paragraph-properties>
      <style:text-properties style:font-name="Arial" fo:font-size="28pt" officeooo:rsid="0068b178" officeooo:paragraph-rsid="0068b178" style:font-size-asian="28pt" style:font-size-complex="28pt"/>
    </style:style>
    <style:style style:name="P90" style:family="paragraph" style:parent-style-name="Standard">
      <style:paragraph-properties fo:text-align="center" style:justify-single-word="false"/>
      <style:text-properties style:font-name="Arial" fo:font-size="28pt" officeooo:rsid="00516126" officeooo:paragraph-rsid="00516126" style:font-size-asian="28pt" style:font-size-complex="28pt"/>
    </style:style>
    <style:style style:name="P91" style:family="paragraph" style:parent-style-name="Standard">
      <style:paragraph-properties fo:text-align="center" style:justify-single-word="false"/>
      <style:text-properties style:font-name="Arial" fo:font-size="28pt" officeooo:rsid="00a793ff" officeooo:paragraph-rsid="00a793ff" style:font-size-asian="28pt" style:font-size-complex="28pt"/>
    </style:style>
    <style:style style:name="P92" style:family="paragraph" style:parent-style-name="Standard">
      <style:paragraph-properties fo:text-align="center" style:justify-single-word="false"/>
      <style:text-properties style:font-name="Arial" fo:font-size="28pt" officeooo:rsid="0068b178" officeooo:paragraph-rsid="0068b178" style:font-size-asian="24.5pt" style:font-size-complex="28pt"/>
    </style:style>
    <style:style style:name="P93" style:family="paragraph" style:parent-style-name="Standard">
      <style:paragraph-properties fo:text-align="center" style:justify-single-word="false"/>
      <style:text-properties style:font-name="Arial" fo:font-size="26pt" officeooo:rsid="0058941d" officeooo:paragraph-rsid="0058941d" style:font-size-asian="26pt" style:font-size-complex="26pt"/>
    </style:style>
    <style:style style:name="P94"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8f737f" style:font-size-asian="22pt" style:font-size-complex="22pt"/>
    </style:style>
    <style:style style:name="P95"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08616" style:font-size-asian="22pt" style:font-size-complex="22pt"/>
    </style:style>
    <style:style style:name="P96"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26d6b" style:font-size-asian="22pt" style:font-size-complex="22pt"/>
    </style:style>
    <style:style style:name="P97" style:family="paragraph" style:parent-style-name="Standard">
      <style:paragraph-properties fo:text-align="justify" style:justify-single-word="false"/>
      <style:text-properties style:font-name="Arial" fo:font-size="22pt" fo:font-style="normal" fo:font-weight="normal" officeooo:rsid="005a0ad7" officeooo:paragraph-rsid="005a0ad7" style:font-size-asian="22pt" style:font-style-asian="normal" style:font-weight-asian="normal" style:font-size-complex="22pt"/>
    </style:style>
    <style:style style:name="P98" style:family="paragraph" style:parent-style-name="Standard">
      <style:paragraph-properties fo:text-align="justify" style:justify-single-word="false"/>
      <style:text-properties style:font-name="Arial" fo:font-size="22pt" officeooo:rsid="0086e8a3" officeooo:paragraph-rsid="0086e8a3" style:font-size-asian="22pt" style:font-size-complex="22pt"/>
    </style:style>
    <style:style style:name="P99"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100" style:family="paragraph" style:parent-style-name="Standard">
      <style:paragraph-properties fo:text-align="justify" style:justify-single-word="false"/>
      <style:text-properties fo:color="#000000" style:font-name="Arial" fo:font-size="22pt" style:text-underline-style="none" officeooo:rsid="00405990" officeooo:paragraph-rsid="00490adc" style:font-size-asian="22pt" style:font-size-complex="22pt"/>
    </style:style>
    <style:style style:name="P101" style:family="paragraph" style:parent-style-name="Standard">
      <style:paragraph-properties fo:text-align="justify" style:justify-single-word="false"/>
      <style:text-properties style:use-window-font-color="true" style:font-name="Arial" fo:font-size="22pt" officeooo:rsid="008f737f" officeooo:paragraph-rsid="008f737f" style:font-size-asian="22pt" style:font-size-complex="22pt"/>
    </style:style>
    <style:style style:name="P102" style:family="paragraph" style:parent-style-name="Standard">
      <style:paragraph-properties fo:text-align="justify" style:justify-single-word="false"/>
      <style:text-properties style:use-window-font-color="true" style:font-name="Arial" fo:font-size="22pt" officeooo:rsid="0053692d" officeooo:paragraph-rsid="00550180" style:font-size-asian="22pt" style:font-size-complex="22pt"/>
    </style:style>
    <style:style style:name="P103" style:family="paragraph" style:parent-style-name="Standard">
      <style:paragraph-properties fo:text-align="center" style:justify-single-word="false" fo:break-before="page"/>
      <style:text-properties style:font-name="Arial" fo:font-size="22pt" officeooo:rsid="0079819f" officeooo:paragraph-rsid="0079819f" style:font-size-asian="22pt" style:font-size-complex="22pt"/>
    </style:style>
    <style:style style:name="P104" style:family="paragraph" style:parent-style-name="Standard">
      <style:paragraph-properties fo:text-align="center" style:justify-single-word="false" fo:break-before="page"/>
      <style:text-properties style:font-name="Arial" fo:font-size="22pt" officeooo:rsid="0053692d" officeooo:paragraph-rsid="00963f2b" style:font-size-asian="22pt" style:font-size-complex="22pt"/>
    </style:style>
    <style:style style:name="P105" style:family="paragraph" style:parent-style-name="Standard">
      <style:paragraph-properties fo:text-align="center" style:justify-single-word="false" fo:break-before="page"/>
      <style:text-properties style:font-name="Arial" fo:font-size="22pt" officeooo:rsid="0082ed6b" officeooo:paragraph-rsid="0082ed6b" style:font-size-asian="22pt" style:font-size-complex="22pt"/>
    </style:style>
    <style:style style:name="P106" style:family="paragraph" style:parent-style-name="Standard">
      <style:paragraph-properties fo:text-align="center" style:justify-single-word="false" fo:break-before="page"/>
      <style:text-properties style:font-name="Arial" fo:font-size="22pt" officeooo:rsid="008f737f" officeooo:paragraph-rsid="008f737f" style:font-size-asian="22pt" style:font-size-complex="22pt"/>
    </style:style>
    <style:style style:name="P107" style:family="paragraph" style:parent-style-name="Standard">
      <style:paragraph-properties fo:text-align="center" style:justify-single-word="false" fo:break-before="page"/>
      <style:text-properties style:font-name="Arial" fo:font-size="22pt" officeooo:rsid="0092f196" officeooo:paragraph-rsid="0053692d" style:font-size-asian="22pt" style:font-size-complex="22pt"/>
    </style:style>
    <style:style style:name="P108" style:family="paragraph" style:parent-style-name="Standard">
      <style:paragraph-properties fo:text-align="center" style:justify-single-word="false" fo:break-before="page"/>
      <style:text-properties style:font-name="Arial" fo:font-size="22pt" officeooo:rsid="0095e735" officeooo:paragraph-rsid="0095e735" style:font-size-asian="22pt" style:font-size-complex="22pt"/>
    </style:style>
    <style:style style:name="P109" style:family="paragraph" style:parent-style-name="Standard">
      <style:paragraph-properties fo:text-align="center" style:justify-single-word="false" fo:break-before="page"/>
      <style:text-properties style:font-name="Arial" fo:font-size="28pt" officeooo:rsid="002811be" officeooo:paragraph-rsid="002811be" style:font-size-asian="28pt" style:font-size-complex="28pt"/>
    </style:style>
    <style:style style:name="P110" style:family="paragraph" style:parent-style-name="Standard">
      <style:paragraph-properties fo:text-align="center" style:justify-single-word="false" fo:break-before="page"/>
      <style:text-properties style:font-name="Arial" fo:font-size="28pt" officeooo:rsid="002cb1ef" officeooo:paragraph-rsid="002cb1ef" style:font-size-asian="28pt" style:font-size-complex="28pt"/>
    </style:style>
    <style:style style:name="P111" style:family="paragraph" style:parent-style-name="Standard">
      <style:paragraph-properties fo:text-align="center" style:justify-single-word="false" fo:break-before="page"/>
      <style:text-properties style:font-name="Arial" fo:font-size="28pt" officeooo:rsid="003b0c87" officeooo:paragraph-rsid="003b0c87" style:font-size-asian="28pt" style:font-size-complex="28pt"/>
    </style:style>
    <style:style style:name="P112" style:family="paragraph" style:parent-style-name="Standard">
      <style:paragraph-properties fo:text-align="center" style:justify-single-word="false" fo:break-before="page"/>
      <style:text-properties style:font-name="Arial" fo:font-size="28pt" officeooo:rsid="004c390f" officeooo:paragraph-rsid="004c390f" style:font-size-asian="28pt" style:font-size-complex="28pt"/>
    </style:style>
    <style:style style:name="P113" style:family="paragraph" style:parent-style-name="Standard">
      <style:paragraph-properties fo:text-align="center" style:justify-single-word="false" fo:break-before="page"/>
      <style:text-properties style:font-name="Arial" fo:font-size="28pt" officeooo:rsid="0058941d" officeooo:paragraph-rsid="0058941d" style:font-size-asian="28pt" style:font-size-complex="28pt"/>
    </style:style>
    <style:style style:name="P114" style:family="paragraph" style:parent-style-name="Standard">
      <style:paragraph-properties fo:text-align="center" style:justify-single-word="false" fo:break-before="page"/>
      <style:text-properties style:font-name="Arial" fo:font-size="28pt" officeooo:rsid="0086e8a3" officeooo:paragraph-rsid="0086e8a3" style:font-size-asian="28pt" style:font-size-complex="28pt"/>
    </style:style>
    <style:style style:name="P115" style:family="paragraph" style:parent-style-name="Standard">
      <style:paragraph-properties fo:text-align="justify" style:justify-single-word="false" fo:break-before="page"/>
      <style:text-properties style:use-window-font-color="true" style:font-name="Arial" fo:font-size="22pt" officeooo:rsid="0053692d" officeooo:paragraph-rsid="0053692d" style:font-size-asian="22pt" style:font-size-complex="22pt"/>
    </style:style>
    <style:style style:name="P116" style:family="paragraph" style:parent-style-name="Standard">
      <style:paragraph-properties fo:text-align="justify" style:justify-single-word="false" fo:break-before="page"/>
      <style:text-properties style:use-window-font-color="true" style:font-name="Arial" fo:font-size="22pt" officeooo:rsid="00550180" officeooo:paragraph-rsid="00550180" style:font-size-asian="22pt" style:font-size-complex="22pt"/>
    </style:style>
    <style:style style:name="T1" style:family="text">
      <style:text-properties officeooo:rsid="00195a35"/>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1b3421" style:font-style-asian="normal" style:font-weight-asian="normal"/>
    </style:style>
    <style:style style:name="T4" style:family="text">
      <style:text-properties fo:font-style="normal" fo:font-weight="normal" officeooo:rsid="00268134" style:font-style-asian="normal" style:font-weight-asian="normal"/>
    </style:style>
    <style:style style:name="T5" style:family="text">
      <style:text-properties fo:font-style="normal" fo:font-weight="normal" officeooo:rsid="00516126" style:font-style-asian="normal" style:font-weight-asian="normal"/>
    </style:style>
    <style:style style:name="T6" style:family="text">
      <style:text-properties fo:font-style="normal" fo:font-weight="normal" officeooo:rsid="00769888" style:font-style-asian="normal" style:font-weight-asian="normal"/>
    </style:style>
    <style:style style:name="T7" style:family="text">
      <style:text-properties fo:font-style="normal" fo:font-weight="normal" officeooo:rsid="007861de" style:font-style-asian="normal" style:font-weight-asian="normal"/>
    </style:style>
    <style:style style:name="T8" style:family="text">
      <style:text-properties fo:font-style="normal" fo:font-weight="normal" officeooo:rsid="0022a584" style:font-style-asian="normal" style:font-weight-asian="normal"/>
    </style:style>
    <style:style style:name="T9" style:family="text">
      <style:text-properties fo:font-style="normal" fo:font-weight="normal" officeooo:rsid="00827f23" style:font-style-asian="normal" style:font-weight-asian="normal"/>
    </style:style>
    <style:style style:name="T10" style:family="text">
      <style:text-properties fo:font-style="normal" fo:font-weight="normal" officeooo:rsid="0075282e" style:font-style-asian="normal" style:font-weight-asian="normal"/>
    </style:style>
    <style:style style:name="T11" style:family="text">
      <style:text-properties fo:font-style="normal" fo:font-weight="normal" officeooo:rsid="009d0146" style:font-style-asian="normal" style:font-weight-asian="normal"/>
    </style:style>
    <style:style style:name="T12" style:family="text">
      <style:text-properties fo:font-style="normal" fo:font-weight="normal" officeooo:rsid="00a42d04" style:font-style-asian="normal" style:font-weight-asian="normal"/>
    </style:style>
    <style:style style:name="T13" style:family="text">
      <style:text-properties fo:font-style="normal" fo:font-weight="normal" officeooo:rsid="00a596c8" style:font-style-asian="normal" style:font-weight-asian="normal"/>
    </style:style>
    <style:style style:name="T14" style:family="text">
      <style:text-properties fo:font-style="normal" fo:font-weight="normal" officeooo:rsid="00a727d5" style:font-style-asian="normal" style:font-weight-asian="normal"/>
    </style:style>
    <style:style style:name="T15" style:family="text">
      <style:text-properties fo:font-style="normal" fo:font-weight="normal" officeooo:rsid="00a793ff" style:font-style-asian="normal" style:font-weight-asian="normal"/>
    </style:style>
    <style:style style:name="T16" style:family="text">
      <style:text-properties fo:font-style="normal" fo:font-weight="normal" officeooo:rsid="00a93a37" style:font-style-asian="normal" style:font-weight-asian="normal"/>
    </style:style>
    <style:style style:name="T17" style:family="text">
      <style:text-properties fo:font-style="normal" fo:font-weight="normal" officeooo:rsid="00aaa338" style:font-style-asian="normal" style:font-weight-asian="normal"/>
    </style:style>
    <style:style style:name="T18" style:family="text">
      <style:text-properties fo:font-style="normal" fo:font-weight="normal" officeooo:rsid="00acdf17" style:font-style-asian="normal" style:font-weight-asian="normal"/>
    </style:style>
    <style:style style:name="T19" style:family="text">
      <style:text-properties fo:font-style="normal" fo:font-weight="normal" officeooo:rsid="00ad58aa" style:font-style-asian="normal" style:font-weight-asian="normal"/>
    </style:style>
    <style:style style:name="T20" style:family="text">
      <style:text-properties officeooo:rsid="001b3421"/>
    </style:style>
    <style:style style:name="T21" style:family="text">
      <style:text-properties officeooo:rsid="001d1717"/>
    </style:style>
    <style:style style:name="T22" style:family="text">
      <style:text-properties officeooo:rsid="001ecf0a"/>
    </style:style>
    <style:style style:name="T23" style:family="text">
      <style:text-properties officeooo:rsid="0023a44c"/>
    </style:style>
    <style:style style:name="T24" style:family="text">
      <style:text-properties officeooo:rsid="00256286"/>
    </style:style>
    <style:style style:name="T25" style:family="text">
      <style:text-properties officeooo:rsid="00268134"/>
    </style:style>
    <style:style style:name="T26" style:family="text">
      <style:text-properties officeooo:rsid="002a3899"/>
    </style:style>
    <style:style style:name="T27" style:family="text">
      <style:text-properties officeooo:rsid="002ab3cf"/>
    </style:style>
    <style:style style:name="T28" style:family="text">
      <style:text-properties officeooo:rsid="002cb1ef"/>
    </style:style>
    <style:style style:name="T29" style:family="text">
      <style:text-properties officeooo:rsid="002d7ac6"/>
    </style:style>
    <style:style style:name="T30" style:family="text">
      <style:text-properties officeooo:rsid="002f2a0c"/>
    </style:style>
    <style:style style:name="T31" style:family="text">
      <style:text-properties officeooo:rsid="00315b7f"/>
    </style:style>
    <style:style style:name="T32" style:family="text">
      <style:text-properties officeooo:rsid="00383c49"/>
    </style:style>
    <style:style style:name="T33" style:family="text">
      <style:text-properties officeooo:rsid="00405990"/>
    </style:style>
    <style:style style:name="T34" style:family="text">
      <style:text-properties officeooo:rsid="0040dc81"/>
    </style:style>
    <style:style style:name="T35" style:family="text">
      <style:text-properties officeooo:rsid="00469131"/>
    </style:style>
    <style:style style:name="T36" style:family="text">
      <style:text-properties officeooo:rsid="004867e1"/>
    </style:style>
    <style:style style:name="T37" style:family="text">
      <style:text-properties officeooo:rsid="004a6252"/>
    </style:style>
    <style:style style:name="T38" style:family="text">
      <style:text-properties fo:font-variant="normal" fo:text-transform="none" fo:color="#222222" fo:letter-spacing="normal" fo:font-style="normal" style:text-underline-style="none" fo:font-weight="normal"/>
    </style:style>
    <style:style style:name="T39" style:family="text">
      <style:text-properties fo:font-variant="normal" fo:text-transform="none" fo:color="#222222" fo:letter-spacing="normal" fo:font-style="normal" style:text-underline-style="none" fo:font-weight="normal" officeooo:rsid="004c390f"/>
    </style:style>
    <style:style style:name="T40" style:family="text">
      <style:text-properties fo:font-variant="normal" fo:text-transform="none" fo:color="#222222" fo:letter-spacing="normal" fo:font-style="normal" style:text-underline-style="none" fo:font-weight="normal" officeooo:rsid="009b31a8"/>
    </style:style>
    <style:style style:name="T41"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42" style:family="text">
      <style:text-properties fo:font-variant="normal" fo:text-transform="none" fo:color="#000000" style:text-line-through-style="none" style:text-line-through-type="none" fo:letter-spacing="normal" fo:font-style="normal" style:text-underline-style="none" fo:font-weight="normal" officeooo:rsid="0088c9fd" style:text-blinking="false" fo:background-color="#ffffff" loext:char-shading-value="0"/>
    </style:style>
    <style:style style:name="T43" style:family="text">
      <style:text-properties fo:font-variant="normal" fo:text-transform="none" fo:color="#000000" fo:letter-spacing="normal" fo:font-style="normal" style:text-underline-style="none" fo:font-weight="normal"/>
    </style:style>
    <style:style style:name="T44" style:family="text">
      <style:text-properties fo:font-variant="normal" fo:text-transform="none" fo:color="#000000" fo:letter-spacing="normal" fo:font-style="normal" style:text-underline-style="none" fo:font-weight="normal" officeooo:rsid="0086e8a3"/>
    </style:style>
    <style:style style:name="T45" style:family="text">
      <style:text-properties fo:font-variant="normal" fo:text-transform="none" fo:color="#000000" fo:letter-spacing="normal" fo:font-style="normal" style:text-underline-style="none" fo:font-weight="normal" officeooo:rsid="004c390f"/>
    </style:style>
    <style:style style:name="T46" style:family="text">
      <style:text-properties fo:font-variant="normal" fo:text-transform="none" fo:color="#000000" fo:letter-spacing="normal" fo:font-style="normal" style:text-underline-style="none" fo:font-weight="normal" officeooo:rsid="007f811a"/>
    </style:style>
    <style:style style:name="T47" style:family="text">
      <style:text-properties fo:font-variant="normal" fo:text-transform="none" fo:color="#000000" fo:letter-spacing="normal" fo:font-style="normal" style:text-underline-style="none" fo:font-weight="normal" officeooo:rsid="0088c9fd"/>
    </style:style>
    <style:style style:name="T48" style:family="text">
      <style:text-properties fo:font-variant="normal" fo:text-transform="none" fo:color="#111111" fo:letter-spacing="normal"/>
    </style:style>
    <style:style style:name="T49" style:family="text">
      <style:text-properties fo:font-variant="normal" fo:text-transform="none" fo:color="#111111" fo:letter-spacing="normal" officeooo:rsid="005bd6d0"/>
    </style:style>
    <style:style style:name="T50" style:family="text">
      <style:text-properties fo:font-variant="normal" fo:text-transform="none" fo:color="#111111" fo:letter-spacing="normal" officeooo:rsid="005d87f3"/>
    </style:style>
    <style:style style:name="T51" style:family="text">
      <style:text-properties fo:font-variant="normal" fo:text-transform="none" fo:color="#111111" fo:letter-spacing="normal" officeooo:rsid="005dddba"/>
    </style:style>
    <style:style style:name="T52" style:family="text">
      <style:text-properties fo:font-variant="normal" fo:text-transform="none" fo:color="#111111" fo:letter-spacing="normal" officeooo:rsid="00801935"/>
    </style:style>
    <style:style style:name="T53" style:family="text">
      <style:text-properties officeooo:rsid="004d4159"/>
    </style:style>
    <style:style style:name="T54" style:family="text">
      <style:text-properties officeooo:rsid="004e130f"/>
    </style:style>
    <style:style style:name="T55" style:family="text">
      <style:text-properties style:font-name="Arial"/>
    </style:style>
    <style:style style:name="T56" style:family="text">
      <style:text-properties style:font-name="Arial" fo:font-size="22pt" fo:font-style="normal" fo:font-weight="normal" officeooo:rsid="00516126" style:font-size-asian="22pt" style:font-style-asian="normal" style:font-weight-asian="normal" style:font-size-complex="22pt"/>
    </style:style>
    <style:style style:name="T57" style:family="text">
      <style:text-properties officeooo:rsid="0053692d"/>
    </style:style>
    <style:style style:name="T58" style:family="text">
      <style:text-properties officeooo:rsid="00550180"/>
    </style:style>
    <style:style style:name="T59" style:family="text">
      <style:text-properties officeooo:rsid="0055e085"/>
    </style:style>
    <style:style style:name="T60" style:family="text">
      <style:text-properties officeooo:rsid="00516126"/>
    </style:style>
    <style:style style:name="T61" style:family="text">
      <style:text-properties officeooo:rsid="005bd6d0"/>
    </style:style>
    <style:style style:name="T62" style:family="text">
      <style:text-properties officeooo:rsid="005f60a9"/>
    </style:style>
    <style:style style:name="T63" style:family="text">
      <style:text-properties officeooo:rsid="006155b8"/>
    </style:style>
    <style:style style:name="T64" style:family="text">
      <style:text-properties officeooo:rsid="0068b178"/>
    </style:style>
    <style:style style:name="T65" style:family="text">
      <style:text-properties fo:font-size="28pt" style:font-size-asian="28pt" style:font-size-complex="28pt"/>
    </style:style>
    <style:style style:name="T66" style:family="text">
      <style:text-properties fo:font-size="28pt" officeooo:rsid="0068b178" style:font-size-asian="28pt" style:font-size-complex="28pt"/>
    </style:style>
    <style:style style:name="T67" style:family="text">
      <style:text-properties officeooo:rsid="006a525b"/>
    </style:style>
    <style:style style:name="T68" style:family="text">
      <style:text-properties officeooo:rsid="006b0d21"/>
    </style:style>
    <style:style style:name="T69" style:family="text">
      <style:text-properties officeooo:rsid="007a6534"/>
    </style:style>
    <style:style style:name="T70" style:family="text">
      <style:text-properties officeooo:rsid="007cb3a6"/>
    </style:style>
    <style:style style:name="T71" style:family="text">
      <style:text-properties officeooo:rsid="007d9243"/>
    </style:style>
    <style:style style:name="T72" style:family="text">
      <style:text-properties officeooo:rsid="007f811a"/>
    </style:style>
    <style:style style:name="T73" style:family="text">
      <style:text-properties officeooo:rsid="0022a584"/>
    </style:style>
    <style:style style:name="T74" style:family="text">
      <style:text-properties officeooo:rsid="00806bca"/>
    </style:style>
    <style:style style:name="T75" style:family="text">
      <style:text-properties officeooo:rsid="00827f23"/>
    </style:style>
    <style:style style:name="T76" style:family="text">
      <style:text-properties officeooo:rsid="00860a64"/>
    </style:style>
    <style:style style:name="T77" style:family="text">
      <style:text-properties officeooo:rsid="00880fe5"/>
    </style:style>
    <style:style style:name="T78" style:family="text">
      <style:text-properties officeooo:rsid="00895495"/>
    </style:style>
    <style:style style:name="T79" style:family="text">
      <style:text-properties officeooo:rsid="008b0349"/>
    </style:style>
    <style:style style:name="T80" style:family="text">
      <style:text-properties officeooo:rsid="00926d6b"/>
    </style:style>
    <style:style style:name="T81" style:family="text">
      <style:text-properties officeooo:rsid="0092c5cc"/>
    </style:style>
    <style:style style:name="T82" style:family="text">
      <style:text-properties officeooo:rsid="0094a624"/>
    </style:style>
    <style:style style:name="T83" style:family="text">
      <style:text-properties officeooo:rsid="0095e735"/>
    </style:style>
    <style:style style:name="T84" style:family="text">
      <style:text-properties officeooo:rsid="00963f2b"/>
    </style:style>
    <style:style style:name="T85" style:family="text">
      <style:text-properties officeooo:rsid="0096d051"/>
    </style:style>
    <style:style style:name="T86" style:family="text">
      <style:text-properties officeooo:rsid="009785c7"/>
    </style:style>
    <style:style style:name="T87" style:family="text">
      <style:text-properties officeooo:rsid="0098ff9b"/>
    </style:style>
    <style:style style:name="T88" style:family="text">
      <style:text-properties officeooo:rsid="009a3a55"/>
    </style:style>
    <style:style style:name="T89" style:family="text">
      <style:text-properties officeooo:rsid="00a236de"/>
    </style:style>
    <style:style style:name="T90" style:family="text">
      <style:text-properties officeooo:rsid="00a596c8"/>
    </style:style>
    <style:style style:name="T91" style:family="text">
      <style:text-properties officeooo:rsid="00a793ff"/>
    </style:style>
    <style:style style:name="T92" style:family="text">
      <style:text-properties officeooo:rsid="00a93a37"/>
    </style:style>
    <style:style style:name="T93" style:family="text">
      <style:text-properties officeooo:rsid="00acdf17"/>
    </style:style>
    <style:style style:name="T94" style:family="text">
      <style:text-properties officeooo:rsid="00aeab78"/>
    </style:style>
    <style:style style:name="T95" style:family="text">
      <style:text-properties officeooo:rsid="00b1b001"/>
    </style:style>
    <style:style style:name="T96" style:family="text">
      <style:text-properties officeooo:rsid="00b366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L<text:span text:style-name="T35">A IDEA EN QUE SE BASA ESTA EXPOSICIÓN</text:span></text:p>
      <text:p text:style-name="P61">La parábola del tetris</text:p>
      <text:p text:style-name="P3"><text:span text:style-name="T2"><text:tab/>Desde que tenemos uso de razón somos </text:span>alimentados con diversas ideas, provenientes de: películas, televisión, canciones, libros, comentarios <text:span text:style-name="T20">de familiares o amigos</text:span>.</text:p>
      <text:p text:style-name="P3"><text:tab/></text:p>
      <text:p text:style-name="P6"><text:span text:style-name="T1"><text:tab/>Quiero comparar mi interacción con una idea <text:s/>al TETRIS: </text:span><text:span text:style-name="T2">El objetivo del Tetris es usar los </text:span>tetrónimos (figuras de 4 cuadrados), que caen continuamente , para completar líneas horizontales.</text:p>
      <text:p text:style-name="P5"><text:s/></text:p>
      <text:p text:style-name="P5"><text:span text:style-name="T2"><text:tab/>Mi exposicion trata sobre una idea en particular. </text:span><text:span text:style-name="T3">E</text:span>sta idea llegó a mí y completó las líneas horizontales de mi Tetris mental.</text:p>
      <text:p text:style-name="P5"><text:s/></text:p>
      <text:p text:style-name="P8"><text:s/><text:span text:style-name="T2">&lt;Mostrar libro&gt;</text:span></text:p>
      <text:p text:style-name="P5"><text:s/><text:span text:style-name="T21">TRANSICIÓN:</text:span></text:p>
      <text:p text:style-name="P5"><text:span text:style-name="T2">¡¡Lo que s</text:span><text:span text:style-name="T3">e</text:span><text:span text:style-name="T2">ntí al leer este libro… !!</text:span></text:p>
      <text:p text:style-name="P5"><text:span text:style-name="T2">Hace falta el talento de un poeta para explicarlo </text:span>con palabras.</text:p>
      <text:p text:style-name="P2"/>
      <text:p text:style-name="P35">PADRE RICO, PADRE POBRE</text:p>
      <text:p text:style-name="P84">Un <text:span text:style-name="T88">sendero</text:span> de rosas con espinas</text:p>
      <text:p text:style-name="P9">“Odio y amo.</text:p>
      <text:p text:style-name="P9">¿Cómo es posible?, preguntarás. </text:p>
      <text:p text:style-name="P9">No lo sé, pero siento que me ocurre y me atormenta”</text:p>
      <text:p text:style-name="P9"/>
      <text:p text:style-name="P65">Hay una versión que <text:span text:style-name="T67">a </text:span>todos <text:span text:style-name="T67">nos han cont</text:span>ado sobre un <text:span text:style-name="T22">camino luminoso a</text:span> recorrer.</text:p>
      <text:p text:style-name="P65">Hay tres palabras <text:span text:style-name="T22">tan</text:span> de moda <text:span text:style-name="T22">que</text:span> se recitan como un mantra:</text:p>
      <text:p text:style-name="P9"/>
      <text:p text:style-name="P9">Educación. Emprendimiento. Innovación.!</text:p>
      <text:p text:style-name="P9">Educación. Emprendimiento. Innovación.!!</text:p>
      <text:p text:style-name="P9">Educación. Emprendimiento. Innovación.!!!</text:p>
      <text:p text:style-name="P9"/>
      <text:p text:style-name="P67">Esta es la senda de la luz. <text:span text:style-name="T68">Un camino que al ingresar a la UNI todos hemos empezado a recorrer.</text:span></text:p>
      <text:p text:style-name="P67"><text:s/></text:p>
      <text:p text:style-name="P9">TRANSICIÓN</text:p>
      <text:p text:style-name="P9">¿Quién <text:span text:style-name="T71">osaría refutar</text:span> estas exhortaciones?</text:p>
      <text:p text:style-name="P9"/>
      <text:p text:style-name="P9"><text:span text:style-name="T71">¡Ve a la universidad!</text:span></text:p>
      <text:p text:style-name="P66"><text:span text:style-name="T71">¡</text:span>Crea tu propia empresa!</text:p>
      <text:p text:style-name="P66"><text:span text:style-name="T71">¡</text:span>Sé innovador!</text:p>
      <text:p text:style-name="P4"><text:span text:style-name="T71">¡No te enfoques en el dinero!</text:span></text:p>
      <text:p text:style-name="P38"><text:span text:style-name="T35">ROBERT TORU</text:span> KIYOSAKI</text:p>
      <text:p text:style-name="P87"><text:span text:style-name="T85">Co-a</text:span>utor de un libro maquiavélico</text:p>
      <text:p text:style-name="P11">Nació en hawai en 1947, Alcanzó la fama en 1997 <text:span text:style-name="T72">gracias a</text:span>l libro “Rich Dad, poor dad”, <text:span text:style-name="T24">que coescribió junto a la contadora norteamericana Sharon Lechter.</text:span></text:p>
      <text:p text:style-name="P72">¿Que dice R.K. sobre EEI?</text:p>
      <text:p text:style-name="P10"><text:span text:style-name="T23">E</text:span>ducación:<text:tab/><text:tab/><text:tab/><text:tab/><text:span text:style-name="T23">Si deseas ser rico y feliz ¡No vayas a la escuela! ¡¡Aprende a apostar!!</text:span></text:p>
      <text:p text:style-name="P10"><text:span text:style-name="T23">E</text:span>mprendimiento: <text:span text:style-name="T72">No crees empresas, compra una y véndela en cuanto suba de precio.</text:span></text:p>
      <text:p text:style-name="P56"><text:span text:style-name="T23">Innovación:<text:tab/><text:tab/><text:tab/><text:tab/>Ni la menciona … . <text:s/>irrelevante.</text:span></text:p>
      <text:p text:style-name="P72">¿Qué podemos encontrar en el libro?</text:p>
      <text:p text:style-name="P57"><text:span text:style-name="T2">1. La prorrogativa de los ricos es </text:span><text:span text:style-name="T4">el soborno: </text:span><text:span text:style-name="T8">Los ricos pueden cambiar las leyes</text:span></text:p>
      <text:p text:style-name="P5"><text:span text:style-name="T2">2. El dinero no es un medio, es un fin: </text:span><text:span text:style-name="T73">La compra de la casa en subasta.</text:span></text:p>
      <text:p text:style-name="P10">5. Kiyosaki apuesta con las empresas: <text:span text:style-name="T25">Era del conocimiento = Información privilegiada.</text:span></text:p>
      <text:p text:style-name="P10"/>
      <text:p text:style-name="P72">TRANSICIÓN</text:p>
      <text:p text:style-name="P7"><text:span text:style-name="T2">Sentí una gran repulsión al leer este libro. </text:span>Atentaba contra todos mis principios; pero lo que más me molestó, es que <text:span text:style-name="T24">todas estas ideas concuerdan con alguna de las experiencias que he tenido a lo largo de mi corta vida.</text:span></text:p>
      <text:p text:style-name="P109">PROPIEDAD PRIVADA</text:p>
      <text:p text:style-name="P88">Un pilar de capitalismo</text:p>
      <text:p text:style-name="P12"><text:span text:style-name="T26">ACTO</text:span> 1: Durante una jornada de trabajo en la escuela planté un arbolito: un naranjo.</text:p>
      <text:p text:style-name="P12">Durante los dos años siguientes lo regué, podé, limpié, <text:span text:style-name="T28">saboreando en mi mente las naranjas. </text:span>Hasta que un buen día comenzó a darme sus frutos. Comí algunos, otros lo vendí o canjeé en el recreo. <text:span text:style-name="T28">Fui feliz.</text:span></text:p>
      <text:p text:style-name="P12">P<text:span text:style-name="T26">P</text:span>1: Un día comencé a notar que alguien cogía la naranjas maduras.</text:p>
      <text:p text:style-name="P12">A<text:span text:style-name="T26">CTO</text:span> 2: Fuí a preguntar al portero si sabía <text:span text:style-name="T27">algo</text:span>: nada. Fuí a contarle a la profesora que alguien estaba robando mis naranjas: <text:span text:style-name="T26">dijo que si el árbol estaba en la escuela le pertenecía a todos.</text:span></text:p>
      <text:p text:style-name="P12"><text:span text:style-name="T26">PP</text:span>2: <text:span text:style-name="T27">Esa tarde le conté lo sucedido a mi abuelita, su respuesta fue: “Dios dijo compartir”</text:span></text:p>
      <text:p text:style-name="P13"><text:span text:style-name="T26">ACTO</text:span> 3: <text:span text:style-name="T28">Al perder el incentivo de las naranjas dejé de ocuparme del árbol; tristemente ese mismo año se secó.</text:span></text:p>
      <text:p text:style-name="P13"/>
      <text:p text:style-name="P17">COMENTARIO: Como ven, yo no lo sabía pero en mi escuela vivíamos bajo un régimen comunista. La propiedad privada solo existe en el capitalismo.</text:p>
      <text:p text:style-name="P110">USURA</text:p>
      <text:p text:style-name="P89">Otro pilar del capitalismo</text:p>
      <text:p text:style-name="P13"><text:span text:style-name="T26">ACTO</text:span> 1: <text:span text:style-name="T30">Cuando jugaba en casa de mi mejor amigo, noté que varias personas venían a buscar a su madre y le daban dinero.</text:span></text:p>
      <text:p text:style-name="P13">P<text:span text:style-name="T26">P</text:span>1: <text:span text:style-name="T29">Un día ella nos pidió que fuéramos a jugar a otro lado porque iba a tener su “Banquito”.</text:span></text:p>
      <text:p text:style-name="P14">A<text:span text:style-name="T26">CTO</text:span> 2: <text:span text:style-name="T31">Ganaba dinero por prestar dinero. ¡Qué genial idea! Hasta ese momento yo había visto que la única manera de ganar dinero era con mucho esfuerzo; volví corriendo a casa dispuesto a crear mi propio banquito. Y mi abuelita pondría el capital.</text:span></text:p>
      <text:p text:style-name="P15"><text:span text:style-name="T26">PP</text:span>2: <text:span text:style-name="T32">Ella me preguntó para qué quería el dinero. Yo le dije que “Lo voy a prestar y cobrar un alto interés”. plop !!!</text:span> </text:p>
      <text:p text:style-name="P15"><text:span text:style-name="T26">ACTO</text:span> 3: <text:span text:style-name="T32">(Desarrollado en la siguiente diapositiva)</text:span></text:p>
      <text:p text:style-name="P23"/>
      <text:p text:style-name="P111">“<text:span text:style-name="T95">¡</text:span>USURA <text:span text:style-name="T36">ES PECADO!”</text:span></text:p>
      <text:p text:style-name="P92">Y otras <text:span text:style-name="T72">creencias</text:span> limitantes</text:p>
      <text:p text:style-name="P16">Ese día aprendí que: “la usura es un grave pecado”.</text:p>
      <text:p text:style-name="P16"/>
      <text:p text:style-name="P24">Y esa fue solo la primera de muchas ideas negativas que oí acerca del dinero.</text:p>
      <text:p text:style-name="P24"/>
      <text:p text:style-name="P18">-El dinero no <text:span text:style-name="T33">hace</text:span> la felicidad.</text:p>
      <text:p text:style-name="P19">-E<text:span text:style-name="T36">l</text:span> dinero es la raíz de todo los <text:span text:style-name="T34">problemas</text:span>.</text:p>
      <text:p text:style-name="P19">-E<text:span text:style-name="T36">l</text:span> dinero corrompe a las personas.</text:p>
      <text:p text:style-name="P18">-Los ricos son avariciosos.</text:p>
      <text:p text:style-name="P21">-La única manera de ganar dinero es con trabajo duro.</text:p>
      <text:p text:style-name="P21"/>
      <text:p text:style-name="P25">TRANSICIÓN: <text:span text:style-name="T72">¿Porque es políticamente correcto mostrar semejante aversión al dinero?</text:span>Esto me recuerda a la <text:span text:style-name="T37">fábula de la zorra y las uvas.</text:span></text:p>
      <text:p text:style-name="P22"/>
      <text:p text:style-name="P22"/>
      <text:p text:style-name="P22"/>
      <text:p text:style-name="P22"/>
      <text:p text:style-name="P114">Padre pobre</text:p>
      <text:p text:style-name="P77"><text:span text:style-name="T66">L</text:span><text:span text:style-name="T65">a parábola de la zorra y las uvas</text:span></text:p>
      <text:p text:style-name="P78"/>
      <text:p text:style-name="P78">K pone mucho énfasis en estas preguntas ¿Qué le enseñan los pobres a sus hijos sobre el dinero?¿Qué actitud tienen los pobres respecto al dinero? </text:p>
      <text:p text:style-name="P22"><text:span text:style-name="T44">La actitud de los pobres frente al dinero se parece a u</text:span><text:span text:style-name="T43">na </text:span><text:span text:style-name="T45">zorra</text:span><text:span text:style-name="T41"> </text:span><text:span text:style-name="T42">que </text:span><text:span text:style-name="T43">ve u</text:span><text:span text:style-name="T45">n </text:span><text:span text:style-name="T46">suculento </text:span><text:span text:style-name="T45">racimo</text:span><text:span text:style-name="T41"> </text:span><text:span text:style-name="T43">de </text:span><text:span text:style-name="T45">uvas</text:span><text:span text:style-name="T41"> </text:span><text:span text:style-name="T43">e intenta alcanzarlas. Al darse cuenta de que está</text:span><text:span text:style-name="T46">n</text:span><text:span text:style-name="T43"> demasiado alto, </text:span><text:span text:style-name="T47">las </text:span><text:span text:style-name="T43">desprecia diciendo: «¡No están maduras!», </text:span><text:span text:style-name="T44">Quien tenga oidos para oir, que oiga.</text:span></text:p>
      <text:p text:style-name="P22"><text:span text:style-name="T43"/></text:p>
      <text:p text:style-name="P22"><text:span text:style-name="T38">La </text:span><text:span text:style-name="T39">moraleja </text:span><text:span text:style-name="T38">de la historia es que a menudo los seres humanos fingimos despreciar aquello que secretamente anhelamos y </text:span><text:span text:style-name="T40">que</text:span><text:span text:style-name="T38"> sabemos que es inalcanzable.</text:span></text:p>
      <text:p text:style-name="P100"/>
      <text:p text:style-name="P100"/>
      <text:p text:style-name="P112">ESCLAVITUD</text:p>
      <text:p text:style-name="P88">Bienes que generan ingresos</text:p>
      <text:p text:style-name="P26"/>
      <text:p text:style-name="P26"><text:span text:style-name="T53">Tod</text:span>o <text:span text:style-name="T53">lo </text:span>que sé de esclavitud lo aprendí <text:span text:style-name="T53">de los romanos </text:span>en películas <text:span text:style-name="T54">y libros. Los romanos ilustres solamente se dedicaban a dos <text:s/>oficios: la política y la guerra; para todo lo demás compraban esclavos: su médico personal, el maestro de sus hijos, sus sirvientes, eran todos esclavos. Un romano ilustre va al foro en busca de un esclavo que pueda administrar su plantación de uvas. Esa mañana comprará un hispano que sepa leer y escribir y unos tracios que puedan cultivar la tierra, ellos producirán dinero para él durante el resto de sus vidas, y a cambio pasarán a estar bajo su protección.</text:span></text:p>
      <text:p text:style-name="P28"/>
      <text:p text:style-name="P29"><text:span text:style-name="T59">Como ven, e</text:span>n aquél entonces una persona pobre podía aspirar a aprender algún oficio o adquirir cierta educación con la esperanza de llegar al foro de Roma y ser adquirido por algún romano ilustre.</text:p>
      <text:p text:style-name="P29"/>
      <text:p text:style-name="P31">TRANSICIÓN:</text:p>
      <text:p text:style-name="P74">Tengo la sensación de que en muchos aspectos el mundo actual es una copia de lo que fue Roma. Por ejemplo, solemos creer que ya no hay esclavitud; pero ...</text:p>
      <text:p text:style-name="P113">ESCLAVITUD</text:p>
      <text:p text:style-name="P93"><text:span text:style-name="T64">Comercio humano, demasiado inhumano</text:span><text:tab/></text:p>
      <text:p text:style-name="P97"><text:span text:style-name="T51"/></text:p>
      <text:p text:style-name="P97"><text:span text:style-name="T51">Durante </text:span><text:span text:style-name="T52">los siglos XVI, XVII y XVIII</text:span><text:span text:style-name="T48">, más de 14 millones de personas, fueron arrancadas de sus comunidades </text:span><text:span text:style-name="T50">y fueron llevadas a l</text:span><text:span text:style-name="T48">as colonias europeas </text:span><text:span text:style-name="T50">en</text:span><text:span text:style-name="T48"> América. </text:span><text:span text:style-name="T51">En promedio</text:span><text:span text:style-name="T49"> </text:span><text:span text:style-name="T55">46 000 esclavos al año.</text:span></text:p>
      <text:p text:style-name="P39"><text:span text:style-name="T56"/></text:p>
      <text:p text:style-name="P41"><text:span text:style-name="T60">O</text:span>ficialmente, Brasil fue el último estado en abolir la esclavitud, en 1888; sin embargo, un estudio<text:span text:style-name="T61"> del Departamento de Estado de los </text:span>Es<text:span text:style-name="T61">tados </text:span>U<text:span text:style-name="T61">nidos indica que, en la actualidad,</text:span> <text:span text:style-name="T62">820 000 personas son vendidas como esclavos sexuales al año. Esto significa que el día de hoy hay muchos más esclavos en el mundo que en cualquier otra época de la historia. Peor aún porque estas cifras no toman en cuenta otros tipos de esclavitud como el trabajo infantil, extorsión por deudas, servilismo <text:s/>cultural y tampoco la esclavitud sistémica producto del modelo capitalista en el que vivimos.</text:span></text:p>
      <text:p text:style-name="P42"/>
      <text:p text:style-name="P42"><text:span text:style-name="T63">TRANSICIÓN</text:span></text:p>
      <text:p text:style-name="P42">Para <text:span text:style-name="T63">ilustrar esta última idea, permítanme contarles brevemente</text:span> la <text:span text:style-name="T77">vida</text:span> de<text:span text:style-name="T74">l</text:span> <text:span text:style-name="T94">Sísifo</text:span>.</text:p>
      <text:p text:style-name="P40"/>
      <text:p text:style-name="P40"/>
      <text:p text:style-name="P90"><text:soft-page-break/>LA VIDA DE <text:span text:style-name="T89">SISIFO EN TRES ACTOS</text:span></text:p>
      <text:p text:style-name="P91">Educación, emprendimiento, <text:span text:style-name="T92">innovación</text:span></text:p>
      <text:p text:style-name="P45"><text:span text:style-name="T5">Acto 1:</text:span><text:span text:style-name="T7"> </text:span><text:span text:style-name="T11">La familia de </text:span><text:span text:style-name="T12">Sísifo </text:span><text:span text:style-name="T11">cree en la educación.</text:span></text:p>
      <text:p text:style-name="P85"><text:span text:style-name="T11">3 años de inical, 6 años de primaria, 5 años de secundaria, 1 año de academia, y 5 años de universidad.</text:span></text:p>
      <text:p text:style-name="P85"><text:span text:style-name="T17">C</text:span><text:span text:style-name="T11">on 20 años de educación </text:span><text:span text:style-name="T13">Sísifo</text:span><text:span text:style-name="T7"> </text:span><text:span text:style-name="T11">está listo para ser un em</text:span><text:span text:style-name="T15">p</text:span><text:span text:style-name="T11">leado.</text:span></text:p>
      <text:p text:style-name="P58"><text:span text:style-name="T2">Acto 2: </text:span><text:span text:style-name="T12">Sísifo trabaja 8 horas cada día. Ahora cada mes paga impuestos al gobierno, alquiler de un departamento , mensualidad de un auto, tarjetas de crédito.</text:span></text:p>
      <text:p text:style-name="P43"><text:span text:style-name="T90">Él trabaja, recibe su sueldo y lo gasta, trabaja, recibe su sueldo y lo gasta.</text:span></text:p>
      <text:p text:style-name="P44">Sisifo es esclavo del gobierno, del dueño de <text:span text:style-name="T91">la </text:span>empresa, en general de todo aquél que le vende algo.</text:p>
      <text:p text:style-name="P43"><text:span text:style-name="T90">Harto de esto, Sísifo decide innovar y crea su propia empresa.</text:span></text:p>
      <text:p text:style-name="P59"><text:span text:style-name="T2">Acto 3: </text:span><text:span text:style-name="T13">Sísifo </text:span><text:span text:style-name="T15">a</text:span><text:span text:style-name="T12">hora trabaja </text:span><text:span text:style-name="T13">16</text:span><text:span text:style-name="T12"> horas </text:span><text:span text:style-name="T17">cada día</text:span><text:span text:style-name="T12">. </text:span><text:span text:style-name="T16">C</text:span><text:span text:style-name="T12">ada mes paga </text:span><text:span text:style-name="T16">más </text:span><text:span text:style-name="T12">impuesto</text:span><text:span text:style-name="T17">s</text:span><text:span text:style-name="T12">,</text:span><text:span text:style-name="T16"> </text:span><text:span text:style-name="T12">alquiler de</text:span><text:span text:style-name="T16">l</text:span><text:span text:style-name="T12"> departamento </text:span><text:span text:style-name="T16">y sus oficinas</text:span><text:span text:style-name="T12">.</text:span></text:p>
      <text:p text:style-name="P59"><text:span text:style-name="T13">Sisifo </text:span><text:span text:style-name="T14">sigue siendo</text:span><text:span text:style-name="T13"> esclavo del gobierno, </text:span><text:span text:style-name="T14">de t</text:span><text:span text:style-name="T13">odo aquél que le vende algo, </text:span><text:span text:style-name="T16">incluso</text:span><text:span text:style-name="T14"> del dueño su </text:span><text:span text:style-name="T15">de propia </text:span><text:span text:style-name="T14">empresa. Sísifo es su propio esclavo.</text:span></text:p>
      <text:p text:style-name="P103">BEE MOVIE</text:p>
      <text:p text:style-name="P68">El señor de la abejas</text:p>
      <text:p text:style-name="P51"/>
      <text:p text:style-name="P80"><text:span text:style-name="T2">BEE MOVIE: </text:span></text:p>
      <text:p text:style-name="P53"><text:span text:style-name="T2">Luego de ver la película </text:span><text:span text:style-name="T18">me interesé por l</text:span><text:span text:style-name="T9">a apicultura y </text:span><text:span text:style-name="T2">asistí junto a mi tío a una </text:span>capacitación del estado, <text:span text:style-name="T75">esa navidad obtuve un pequeño </text:span>panal: <text:span text:style-name="T75">toda una sociedad con reina, aristocracia, ejército y obreras, solo para mí . </text:span></text:p>
      <text:p text:style-name="P86"><text:span text:style-name="T9">E</text:span><text:span text:style-name="T2">mpecé a ahorrar hasta que pude comprar un panal más </text:span><text:span text:style-name="T19">grande</text:span></text:p>
      <text:p text:style-name="P86"><text:span text:style-name="T2">Era más trabajoso</text:span></text:p>
      <text:p text:style-name="P86"><text:span text:style-name="T2"/></text:p>
      <text:p text:style-name="P53"><text:span text:style-name="T9"/></text:p>
      <text:p text:style-name="P53"><text:span text:style-name="T9">Tengo ese panal </text:span><text:span text:style-name="T10">desde ento</text:span><text:span text:style-name="T6">n</text:span><text:span text:style-name="T10">ces y sí: </text:span><text:span text:style-name="T9">yo</text:span><text:span text:style-name="T10"> </text:span><text:span text:style-name="T6">esclavizo</text:span><text:span text:style-name="T10"> a las abejas.</text:span></text:p>
      <text:p text:style-name="P54"/>
      <text:p text:style-name="P79">RECAPITULAR</text:p>
      <text:p text:style-name="P34"><text:s/></text:p>
      <text:p text:style-name="P1"><text:s/><text:span text:style-name="T86">(<text:tab/><text:tab/>)</text:span></text:p>
      <text:p text:style-name="P30"/>
      <text:p text:style-name="P30"/>
      <text:p text:style-name="P30"/>
      <text:p text:style-name="P27"/>
      <text:p text:style-name="P20"/>
      <text:p text:style-name="P20"/>
      <text:p text:style-name="P20"/>
      <text:p text:style-name="P20"/>
      <text:p text:style-name="P20"><text:soft-page-break/></text:p>
      <text:p text:style-name="P33"><text:span text:style-name="T96">LA</text:span> CONTROVERSIA</text:p>
      <text:p text:style-name="P33"/>
      <text:p text:style-name="P32"><text:span text:style-name="T69">SENDERO LUMINOSO</text:span>:</text:p>
      <text:p text:style-name="P32"/>
      <text:p text:style-name="P70">La Educación-Emprendimiento-Innovación abrirá el sendero luminoso hacia el éxito. <text:span text:style-name="T70">(Parafraseando a Mareátegui)</text:span></text:p>
      <text:p text:style-name="P32"/>
      <text:p text:style-name="P32"><text:span text:style-name="T69">EL LADO OBSCURO</text:span>:</text:p>
      <text:p text:style-name="P32"/>
      <text:p text:style-name="P71">El aprendizaje es el camino hacia <text:span text:style-name="T71">la</text:span> <text:span text:style-name="T71">riqueza</text:span>, el aprendizaje lleva al trabajo, el trabajo lleva al ahorro, el ahorro lleva a la inversión, la inversión a l<text:span text:style-name="T71">a</text:span> <text:span text:style-name="T71">riqueza</text:span>. (Parafraseando a Yoda)</text:p>
      <text:p text:style-name="P71"/>
      <text:p text:style-name="P80">TRANSICION:</text:p>
      <text:p text:style-name="P75">¿Qué opina RTK?</text:p>
      <text:p text:style-name="P36">MAGISTER DIXIT</text:p>
      <text:p text:style-name="P68">La tesis de Kiyosaki</text:p>
      <text:p text:style-name="P32"/>
      <text:p text:style-name="P20">“<text:span text:style-name="T57">Los ricos hacen que el dinero trabaje para ellos</text:span>”</text:p>
      <text:p text:style-name="P69">Robert Toru Kiyosaki</text:p>
      <text:p text:style-name="P32"/>
      <text:p text:style-name="P69">¿Qué significa esta frase? Es un eufemismo para capitalismo y esclavitud.</text:p>
      <text:p text:style-name="P69"/>
      <text:p text:style-name="P75">Esta frase no tiene sentido, el dinero no tiene pies, manos ni intelecto para poder trabajar. Mientras los robots no lleguen al nivel del T800, debe ser necesariamente un ser humano el que realice el trabajo. Así que lo que RTK quiere decir con esta inocente frase es que los ricos usan su excedente de dinero (propiedad privada) para pagar a los pobres (esclavitud) y que ellos realicen el trabajo que a su vez les produzca más dinero (usura).</text:p>
      <text:p text:style-name="P75"/>
      <text:p text:style-name="P75">Es decir, un rico usa la propiedad privada, la usura y la esclavitud.</text:p>
      <text:p text:style-name="P32"/>
      <text:p text:style-name="P33">— <text:s/><text:span text:style-name="T69">FIN DE LA INTRODUCCIÓN ---</text:span></text:p>
      <text:p text:style-name="P105">Parte II</text:p>
      <text:p text:style-name="P76">Los cuatro argumentos <text:span text:style-name="T83">de Padre Rico</text:span></text:p>
      <text:p text:style-name="P76">Revelaciones de Kiyosaki</text:p>
      <text:p text:style-name="P49"/>
      <text:p text:style-name="P83"/>
      <text:p text:style-name="P32"><text:span text:style-name="T78">Clave 1: Aprendizaje</text:span></text:p>
      <text:p text:style-name="P32"><text:span text:style-name="T78">Clave 2: Trabajo</text:span></text:p>
      <text:p text:style-name="P32"><text:span text:style-name="T78">Clave 3: </text:span>Ahorr<text:span text:style-name="T79">o</text:span></text:p>
      <text:p text:style-name="P32"><text:span text:style-name="T78">Clave 4: </text:span>Inver<text:span text:style-name="T79">sión</text:span></text:p>
      <text:p text:style-name="P32"/>
      <text:p text:style-name="P108">Parte III: <text:span text:style-name="T84">Conclusión</text:span></text:p>
      <text:p text:style-name="P84">Recapitulación</text:p>
      <text:p text:style-name="P84">¿De qué hemos estado hablando?</text:p>
      <text:p text:style-name="P84"/>
      <text:p text:style-name="P84">K. dijo:…</text:p>
      <text:p text:style-name="P84">le faltó decir:...</text:p>
      <text:p text:style-name="P104">¡Cuidado!</text:p>
      <text:p text:style-name="P50">La naturaleza humana</text:p>
      <text:p text:style-name="P50"/>
      <text:p text:style-name="P47">“<text:span text:style-name="T76">Es verdad que sé mucho; pero quisiera saberlo todo</text:span>”</text:p>
      <text:p text:style-name="P47">Fausto de Go<text:span text:style-name="T70">e</text:span>the </text:p>
      <text:p text:style-name="P33"/>
      <text:p text:style-name="P81">peligros , en que se puede caer</text:p>
      <text:p text:style-name="P81">el infinito vací<text:span text:style-name="T81">o</text:span> en el corazón humano</text:p>
      <text:p text:style-name="P81"/>
      <text:p text:style-name="P107">Magister optim<text:span text:style-name="T87">o</text:span> maxim<text:span text:style-name="T87">o</text:span> dixit</text:p>
      <text:p text:style-name="P82"><text:span text:style-name="T82">Codex</text:span> Rockefeller<text:span text:style-name="T82">ianus</text:span></text:p>
      <text:p text:style-name="P33"/>
      <text:p text:style-name="P96">La riqueza de un hombre debe ser determinada por la relación entre sus deseos y gastos contra sus ingresos. – <text:span text:style-name="T80">ECONOMIZA</text:span></text:p>
      <text:p text:style-name="P96"/>
      <text:p text:style-name="P96">Si él se siente rico con diez dólares y tiene todo lo que desea, él es realmente rico. – <text:span text:style-name="T80">CONFÓRMATE. </text:span></text:p>
      <text:p text:style-name="P96"/>
      <text:p text:style-name="P96">No conozco nada más despreciable y patético que un hombre que dedica todas las horas del día a ganar dinero por el amor al dinero – <text:span text:style-name="T80">DISFRUTA</text:span></text:p>
      <text:p text:style-name="P32"/>
      <text:p text:style-name="P106">Nihil novum sub solem</text:p>
      <text:p text:style-name="P101"/>
      <text:p text:style-name="P94">Si deseas tener éxito, debes buscar nuevos caminos en lugar de recorrer los caminos tradicionales del éxito que todos conocen</text:p>
      <text:p text:style-name="P94"/>
      <text:p text:style-name="P95">Tengo formas de ganar dinero de las que no sabes nada ---</text:p>
      <text:p text:style-name="P95"/>
      <text:p text:style-name="P94">Jhon D. Rockefeller</text:p>
      <text:p text:style-name="P94"/>
      <text:p text:style-name="P95"/>
      <text:p text:style-name="P115">Comming soon</text:p>
      <text:p text:style-name="P116">Preguntas:</text:p>
      <text:p text:style-name="P102"/>
      <text:p text:style-name="P102"/>
      <text:p text:style-name="P37"><text:span text:style-name="T58">FI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Arial, sans-serif"/>
    <style:font-face style:name="Open Sans" svg:font-family="'Open Sans', Aria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4:53:39.095964777</meta:creation-date>
    <dc:date>2019-04-22T01:43:01.618978620</dc:date>
    <meta:editing-duration>PT17H37M49S</meta:editing-duration>
    <meta:editing-cycles>56</meta:editing-cycles>
    <meta:generator>LibreOffice/5.1.6.2$Linux_x86 LibreOffice_project/10m0$Build-2</meta:generator>
    <meta:document-statistic meta:table-count="0" meta:image-count="0" meta:object-count="0" meta:page-count="21" meta:paragraph-count="152" meta:word-count="1789" meta:character-count="10359" meta:non-whitespace-character-count="8681"/>
  </office:meta>
</office:document-meta>
</file>